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JARA SOLANO, YUNBIL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13572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OXAPAMP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634917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A SOLANO, YUNBILINA</text:span><text:span text:style-name="T13">doc_a</text:span> 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13572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UBALDO PLACIDO, JUAN MANUE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434659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0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31357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65623798</text:p>
          </table:table-cell>
          <table:table-cell table:style-name="Tabla2.D3" office:value-type="string">
            <text:p text:style-name="P23">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5:29:58</dc:date>
    <meta:editing-duration>P11DT15H23M55S</meta:editing-duration>
    <meta:editing-cycles>89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70"/>
  </office:meta>
</office:document-meta>
</file>